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8cm" fo:min-width="0.269cm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5cm"/>
    </style:style>
    <style:style style:name="P1" style:family="paragraph">
      <style:paragraph-properties fo:text-align="start"/>
      <style:text-properties fo:font-family="'Times New Roman'" style:font-family-generic="roman" style:font-pitch="variable"/>
    </style:style>
    <style:style style:name="P2" style:family="paragraph">
      <style:paragraph-properties fo:text-align="start"/>
      <style:text-properties fo:font-family="'Times New Roman'" style:font-family-generic="roman" style:font-pitch="variable" fo:font-size="10pt" fo:font-style="italic" style:font-size-asian="10pt" style:font-style-asian="italic" style:font-size-complex="10pt" style:font-style-complex="italic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10pt" style:font-size-asian="10pt" style:font-size-complex="10pt"/>
    </style:style>
    <style:style style:name="P5" style:family="paragraph">
      <style:paragraph-properties fo:text-align="start"/>
    </style:style>
    <style:style style:name="P6" style:family="paragraph">
      <style:paragraph-properties fo:text-align="center"/>
      <style:text-properties fo:font-size="10pt" fo:font-style="normal" style:font-size-asian="10pt" style:font-style-asian="normal" style:font-size-complex="10pt" style:font-style-complex="normal"/>
    </style:style>
    <style:style style:name="T1" style:family="text">
      <style:text-properties fo:font-family="'Times New Roman'" style:font-family-generic="roman" style:font-pitch="variable" fo:font-size="10pt" fo:font-style="italic" style:font-size-asian="10pt" style:font-style-asian="italic" style:font-size-complex="10pt" style:font-style-complex="italic"/>
    </style:style>
    <style:style style:name="T2" style:family="text">
      <style:text-properties fo:font-size="10pt" fo:font-style="normal" style:font-size-asian="10pt" style:font-style-asian="normal" style:font-size-complex="10pt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2" draw:layer="layout" svg:width="11.877cm" svg:height="1.029cm" svg:x="1.423cm" svg:y="0.061cm">
          <draw:text-box>
            <text:p text:style-name="P1"><text:span text:style-name="T1">такова лукавая традиция, с помощью которой российские суды научились </text:span></text:p>
            <text:p text:style-name="P1"><text:span text:style-name="T1">уходить от главных вопросов.</text:span></text:p>
          </draw:text-box>
        </draw:frame>
        <draw:line draw:style-name="gr2" draw:text-style-name="P3" draw:layer="layout" svg:x1="3.901cm" svg:y1="7.777cm" svg:x2="3.889cm" svg:y2="6.733cm">
          <text:p/>
        </draw:line>
        <draw:line draw:style-name="gr2" draw:text-style-name="P3" draw:layer="layout" svg:x1="3.106cm" svg:y1="6.725cm" svg:x2="3.105cm" svg:y2="5.938cm">
          <text:p/>
        </draw:line>
        <draw:line draw:style-name="gr2" draw:text-style-name="P3" draw:layer="layout" svg:x1="3.105cm" svg:y1="6.726cm" svg:x2="2.885cm" svg:y2="6.938cm">
          <text:p/>
        </draw:line>
        <draw:line draw:style-name="gr2" draw:text-style-name="P3" draw:layer="layout" svg:x1="2.304cm" svg:y1="5.938cm" svg:x2="3.804cm" svg:y2="5.938cm">
          <text:p/>
        </draw:line>
        <draw:line draw:style-name="gr2" draw:text-style-name="P3" draw:layer="layout" svg:x1="3.804cm" svg:y1="5.939cm" svg:x2="3.899cm" svg:y2="5.825cm">
          <text:p/>
        </draw:line>
        <draw:line draw:style-name="gr2" draw:text-style-name="P3" draw:layer="layout" svg:x1="2.213cm" svg:y1="6.051cm" svg:x2="2.308cm" svg:y2="5.937cm">
          <text:p/>
        </draw:line>
        <draw:connector draw:style-name="gr3" draw:text-style-name="P3" draw:layer="layout" draw:type="curve" draw:line-skew="-1.335cm" svg:x1="2.983cm" svg:y1="8.317cm" svg:x2="4.012cm" svg:y2="4.27cm" draw:start-shape="id1" draw:start-glue-point="3" draw:end-shape="id2" draw:end-glue-point="3" svg:d="m2983 8317c-2754 0-3268-4047 1029-4047">
          <text:p/>
        </draw:connector>
        <draw:frame draw:style-name="gr1" draw:text-style-name="P4" draw:id="id2" draw:layer="layout" svg:width="1.361cm" svg:height="0.758cm" svg:x="4.012cm" svg:y="3.891cm">
          <draw:text-box>
            <text:p text:style-name="P3"><text:span text:style-name="T2">(Rel.)</text:span></text:p>
          </draw:text-box>
        </draw:frame>
        <draw:frame draw:style-name="gr1" draw:text-style-name="P4" draw:layer="layout" svg:width="0.769cm" svg:height="0.758cm" svg:x="3.502cm" svg:y="7.663cm">
          <draw:text-box>
            <text:p text:style-name="P3"><text:span text:style-name="T2">A</text:span></text:p>
          </draw:text-box>
        </draw:frame>
        <draw:frame draw:style-name="gr1" draw:text-style-name="P4" draw:layer="layout" svg:width="2.056cm" svg:height="0.758cm" svg:x="2.923cm" svg:y="6.118cm">
          <draw:text-box>
            <text:p text:style-name="P3"><text:span text:style-name="T2">помощью</text:span></text:p>
          </draw:text-box>
        </draw:frame>
        <draw:frame draw:style-name="gr1" draw:text-style-name="P4" draw:layer="layout" svg:width="0.769cm" svg:height="0.758cm" svg:x="9.134cm" svg:y="11.751cm">
          <draw:text-box>
            <text:p text:style-name="P3"><text:span text:style-name="T2">A</text:span></text:p>
          </draw:text-box>
        </draw:frame>
        <draw:frame draw:style-name="gr1" draw:text-style-name="P4" draw:layer="layout" svg:width="2.022cm" svg:height="0.758cm" svg:x="8.597cm" svg:y="10.185cm">
          <draw:text-box>
            <text:p text:style-name="P3"><text:span text:style-name="T2">вопросов</text:span></text:p>
          </draw:text-box>
        </draw:frame>
        <draw:frame draw:style-name="gr1" draw:text-style-name="P4" draw:layer="layout" svg:width="0.769cm" svg:height="0.758cm" svg:x="2.373cm" svg:y="6.118cm">
          <draw:text-box>
            <text:p text:style-name="P3"><text:span text:style-name="T2">с</text:span></text:p>
          </draw:text-box>
        </draw:frame>
        <draw:frame draw:style-name="gr1" draw:text-style-name="P4" draw:layer="layout" svg:width="1.78cm" svg:height="0.758cm" svg:x="7.965cm" svg:y="7.516cm">
          <draw:text-box>
            <text:p text:style-name="P3"><text:span text:style-name="T2">уходить</text:span></text:p>
          </draw:text-box>
        </draw:frame>
        <draw:frame draw:style-name="gr1" draw:text-style-name="P4" draw:layer="layout" svg:width="0.849cm" svg:height="0.758cm" svg:x="8.002cm" svg:y="10.008cm">
          <draw:text-box>
            <text:p text:style-name="P3"><text:span text:style-name="T2">от</text:span></text:p>
          </draw:text-box>
        </draw:frame>
        <draw:frame draw:style-name="gr1" draw:text-style-name="P4" draw:layer="layout" svg:width="0.769cm" svg:height="0.758cm" svg:x="2.737cm" svg:y="5.369cm">
          <draw:text-box>
            <text:p text:style-name="P3"><text:span text:style-name="T2">E</text:span></text:p>
          </draw:text-box>
        </draw:frame>
        <draw:frame draw:style-name="gr1" draw:text-style-name="P4" draw:layer="layout" svg:width="0.769cm" svg:height="0.758cm" svg:x="5.609cm" svg:y="8.392cm">
          <draw:text-box>
            <text:p text:style-name="P3"><text:span text:style-name="T2">A</text:span></text:p>
          </draw:text-box>
        </draw:frame>
        <draw:frame draw:style-name="gr1" draw:text-style-name="P4" draw:layer="layout" svg:width="0.777cm" svg:height="0.758cm" svg:x="8.553cm" svg:y="9.721cm">
          <draw:text-box>
            <text:p text:style-name="P3"><text:span text:style-name="T2">O</text:span></text:p>
          </draw:text-box>
        </draw:frame>
        <draw:frame draw:style-name="gr1" draw:text-style-name="P4" draw:layer="layout" svg:width="0.769cm" svg:height="0.758cm" svg:x="8.292cm" svg:y="9.148cm">
          <draw:text-box>
            <text:p text:style-name="P3"><text:span text:style-name="T2">E</text:span></text:p>
          </draw:text-box>
        </draw:frame>
        <draw:frame draw:style-name="gr1" draw:text-style-name="P4" draw:layer="layout" svg:width="0.777cm" svg:height="0.758cm" svg:x="7.684cm" svg:y="6.427cm">
          <draw:text-box>
            <text:p text:style-name="P3"><text:span text:style-name="T2">O</text:span></text:p>
          </draw:text-box>
        </draw:frame>
        <draw:frame draw:style-name="gr1" draw:text-style-name="P4" draw:layer="layout" svg:width="2.356cm" svg:height="0.758cm" svg:x="4.775cm" svg:y="8.714cm">
          <draw:text-box>
            <text:p text:style-name="P3"><text:span text:style-name="T2">российские</text:span></text:p>
          </draw:text-box>
        </draw:frame>
        <draw:frame draw:style-name="gr4" draw:text-style-name="P6" draw:layer="layout" svg:width="1.831cm" svg:height="0.645cm" svg:x="8.687cm" svg:y="12.166cm">
          <draw:text-box>
            <text:p text:style-name="P5"><text:span text:style-name="T2">главных</text:span></text:p>
          </draw:text-box>
        </draw:frame>
        <draw:frame draw:style-name="gr1" draw:text-style-name="P4" draw:layer="layout" svg:width="0.777cm" svg:height="0.758cm" svg:x="5.624cm" svg:y="6.568cm">
          <draw:text-box>
            <text:p text:style-name="P3"><text:span text:style-name="T2">O</text:span></text:p>
          </draw:text-box>
        </draw:frame>
        <draw:frame draw:style-name="gr1" draw:text-style-name="P4" draw:layer="layout" svg:width="0.769cm" svg:height="0.758cm" svg:x="4.816cm" svg:y="3.038cm">
          <draw:text-box>
            <text:p text:style-name="P3"><text:span text:style-name="T2">А</text:span></text:p>
          </draw:text-box>
        </draw:frame>
        <draw:frame draw:style-name="gr4" draw:text-style-name="P6" draw:layer="layout" svg:width="1cm" svg:height="0.645cm" svg:x="7.522cm" svg:y="7.293cm">
          <draw:text-box>
            <text:p text:style-name="P5"><text:span text:style-name="T2">Ø</text:span></text:p>
          </draw:text-box>
        </draw:frame>
        <draw:frame draw:style-name="gr1" draw:text-style-name="P4" draw:layer="layout" svg:width="1.806cm" svg:height="0.758cm" svg:x="7.854cm" svg:y="3.536cm">
          <draw:text-box>
            <text:p text:style-name="P3"><text:span text:style-name="T2">лукавая</text:span></text:p>
          </draw:text-box>
        </draw:frame>
        <draw:frame draw:style-name="gr1" draw:text-style-name="P4" draw:layer="layout" svg:width="0.777cm" svg:height="0.758cm" svg:x="6.72cm" svg:y="1.478cm">
          <draw:text-box>
            <text:p text:style-name="P3"><text:span text:style-name="T2">O</text:span></text:p>
          </draw:text-box>
        </draw:frame>
        <draw:frame draw:style-name="gr1" draw:text-style-name="P4" draw:layer="layout" svg:width="0.769cm" svg:height="0.758cm" svg:x="8.063cm" svg:y="7.076cm">
          <draw:text-box>
            <text:p text:style-name="P3"><text:span text:style-name="T2">I</text:span></text:p>
          </draw:text-box>
        </draw:frame>
        <draw:frame draw:style-name="gr1" draw:text-style-name="P4" draw:layer="layout" svg:width="0.769cm" svg:height="0.758cm" svg:x="8.468cm" svg:y="4.853cm">
          <draw:text-box>
            <text:p text:style-name="P3"><text:span text:style-name="T2">E</text:span></text:p>
          </draw:text-box>
        </draw:frame>
        <draw:frame draw:style-name="gr1" draw:text-style-name="P4" draw:layer="layout" svg:width="0.769cm" svg:height="0.758cm" svg:x="8.355cm" svg:y="3.079cm">
          <draw:text-box>
            <text:p text:style-name="P3"><text:span text:style-name="T2">A</text:span></text:p>
          </draw:text-box>
        </draw:frame>
        <draw:frame draw:style-name="gr1" draw:text-style-name="P4" draw:layer="layout" svg:width="2.039cm" svg:height="0.758cm" svg:x="6.121cm" svg:y="1.878cm">
          <draw:text-box>
            <text:p text:style-name="P3"><text:span text:style-name="T2">традиция</text:span></text:p>
          </draw:text-box>
        </draw:frame>
        <draw:frame draw:style-name="gr1" draw:text-style-name="P4" draw:layer="layout" svg:width="1.582cm" svg:height="0.758cm" svg:x="8.069cm" svg:y="5.253cm">
          <draw:text-box>
            <text:p text:style-name="P3"><text:span text:style-name="T2">такова</text:span></text:p>
          </draw:text-box>
        </draw:frame>
        <draw:line draw:style-name="gr2" draw:text-style-name="P3" draw:layer="layout" svg:x1="8.611cm" svg:y1="3.031cm" svg:x2="7.155cm" svg:y2="2.443cm">
          <text:p/>
        </draw:line>
        <draw:line draw:style-name="gr2" draw:text-style-name="P3" draw:layer="layout" svg:x1="8.795cm" svg:y1="4.827cm" svg:x2="8.807cm" svg:y2="4.143cm">
          <text:p/>
        </draw:line>
        <draw:line draw:style-name="gr2" draw:text-style-name="P3" draw:layer="layout" svg:x1="5.315cm" svg:y1="3.031cm" svg:x2="7.155cm" svg:y2="2.443cm">
          <text:p/>
        </draw:line>
        <draw:line draw:style-name="gr2" draw:text-style-name="P3" draw:layer="layout" svg:x1="5.193cm" svg:y1="4.455cm" svg:x2="5.192cm" svg:y2="3.668cm">
          <text:p/>
        </draw:line>
        <draw:line draw:style-name="gr2" draw:text-style-name="P3" draw:layer="layout" svg:x1="5.192cm" svg:y1="4.456cm" svg:x2="4.972cm" svg:y2="4.668cm">
          <text:p/>
        </draw:line>
        <draw:line draw:style-name="gr2" draw:text-style-name="P3" draw:layer="layout" svg:x1="4.391cm" svg:y1="3.668cm" svg:x2="5.891cm" svg:y2="3.668cm">
          <text:p/>
        </draw:line>
        <draw:line draw:style-name="gr2" draw:text-style-name="P3" draw:layer="layout" svg:x1="5.891cm" svg:y1="3.669cm" svg:x2="5.986cm" svg:y2="3.555cm">
          <text:p/>
        </draw:line>
        <draw:line draw:style-name="gr2" draw:text-style-name="P3" draw:layer="layout" svg:x1="4.3cm" svg:y1="3.781cm" svg:x2="4.395cm" svg:y2="3.667cm">
          <text:p/>
        </draw:line>
        <draw:line draw:style-name="gr2" draw:text-style-name="P3" draw:layer="layout" svg:x1="4.691cm" svg:y1="3.568cm" svg:x2="5.638cm" svg:y2="3.57cm">
          <text:p/>
        </draw:line>
        <draw:frame draw:style-name="gr1" draw:text-style-name="P4" draw:id="id1" draw:layer="layout" svg:width="1.78cm" svg:height="0.758cm" svg:x="2.983cm" svg:y="7.938cm">
          <draw:text-box>
            <text:p text:style-name="P3"><text:span text:style-name="T2">которой</text:span></text:p>
          </draw:text-box>
        </draw:frame>
        <draw:frame draw:style-name="gr1" draw:text-style-name="P4" draw:layer="layout" svg:width="2.2cm" svg:height="0.758cm" svg:x="5.085cm" svg:y="4.038cm">
          <draw:text-box>
            <text:p text:style-name="P3"><text:span text:style-name="T2">научились</text:span></text:p>
          </draw:text-box>
        </draw:frame>
        <draw:frame draw:style-name="gr1" draw:text-style-name="P4" draw:layer="layout" svg:width="0.769cm" svg:height="0.758cm" svg:x="5.086cm" svg:y="3.638cm">
          <draw:text-box>
            <text:p text:style-name="P3"><text:span text:style-name="T2">I</text:span></text:p>
          </draw:text-box>
        </draw:frame>
        <draw:line draw:style-name="gr2" draw:text-style-name="P3" draw:layer="layout" svg:x1="8.026cm" svg:y1="6.483cm" svg:x2="5.707cm" svg:y2="4.543cm">
          <text:p/>
        </draw:line>
        <draw:frame draw:style-name="gr1" draw:text-style-name="P4" draw:layer="layout" svg:width="1.302cm" svg:height="0.758cm" svg:x="5.341cm" svg:y="6.84cm">
          <draw:text-box>
            <text:p text:style-name="P3"><text:span text:style-name="T2">суды</text:span></text:p>
          </draw:text-box>
        </draw:frame>
        <draw:line draw:style-name="gr2" draw:text-style-name="P3" draw:layer="layout" svg:x1="6.001cm" svg:y1="8.511cm" svg:x2="5.989cm" svg:y2="7.467cm">
          <text:p/>
        </draw:line>
        <draw:line draw:style-name="gr2" draw:text-style-name="P3" draw:layer="layout" svg:x1="3.065cm" svg:y1="5.446cm" svg:x2="5.707cm" svg:y2="4.543cm">
          <text:p/>
        </draw:line>
        <draw:line draw:style-name="gr2" draw:text-style-name="P3" draw:layer="layout" svg:x1="8.143cm" svg:y1="7.962cm" svg:x2="8.142cm" svg:y2="7.175cm">
          <text:p/>
        </draw:line>
        <draw:line draw:style-name="gr2" draw:text-style-name="P3" draw:layer="layout" svg:x1="8.142cm" svg:y1="7.963cm" svg:x2="7.922cm" svg:y2="8.175cm">
          <text:p/>
        </draw:line>
        <draw:line draw:style-name="gr2" draw:text-style-name="P3" draw:layer="layout" svg:x1="7.341cm" svg:y1="7.175cm" svg:x2="8.841cm" svg:y2="7.175cm">
          <text:p/>
        </draw:line>
        <draw:line draw:style-name="gr2" draw:text-style-name="P3" draw:layer="layout" svg:x1="8.841cm" svg:y1="7.176cm" svg:x2="8.936cm" svg:y2="7.062cm">
          <text:p/>
        </draw:line>
        <draw:line draw:style-name="gr2" draw:text-style-name="P3" draw:layer="layout" svg:x1="7.25cm" svg:y1="7.288cm" svg:x2="7.345cm" svg:y2="7.174cm">
          <text:p/>
        </draw:line>
        <draw:line draw:style-name="gr2" draw:text-style-name="P3" draw:layer="layout" svg:x1="7.641cm" svg:y1="7.075cm" svg:x2="8.588cm" svg:y2="7.077cm">
          <text:p/>
        </draw:line>
        <draw:line draw:style-name="gr2" draw:text-style-name="P3" draw:layer="layout" svg:x1="8.694cm" svg:y1="9.242cm" svg:x2="8.682cm" svg:y2="8.198cm">
          <text:p/>
        </draw:line>
        <draw:line draw:style-name="gr2" draw:text-style-name="P3" draw:layer="layout" svg:x1="8.726cm" svg:y1="10.549cm" svg:x2="8.725cm" svg:y2="9.762cm">
          <text:p/>
        </draw:line>
        <draw:line draw:style-name="gr2" draw:text-style-name="P3" draw:layer="layout" svg:x1="8.725cm" svg:y1="10.55cm" svg:x2="8.505cm" svg:y2="10.762cm">
          <text:p/>
        </draw:line>
        <draw:line draw:style-name="gr2" draw:text-style-name="P3" draw:layer="layout" svg:x1="7.924cm" svg:y1="9.762cm" svg:x2="9.424cm" svg:y2="9.762cm">
          <text:p/>
        </draw:line>
        <draw:line draw:style-name="gr2" draw:text-style-name="P3" draw:layer="layout" svg:x1="9.424cm" svg:y1="9.763cm" svg:x2="9.519cm" svg:y2="9.649cm">
          <text:p/>
        </draw:line>
        <draw:line draw:style-name="gr2" draw:text-style-name="P3" draw:layer="layout" svg:x1="7.833cm" svg:y1="9.875cm" svg:x2="7.928cm" svg:y2="9.761cm">
          <text:p/>
        </draw:line>
        <draw:line draw:style-name="gr2" draw:text-style-name="P3" draw:layer="layout" svg:x1="9.488cm" svg:y1="11.821cm" svg:x2="9.476cm" svg:y2="10.777cm">
          <text:p/>
        </draw:line>
        <draw:line draw:style-name="gr2" draw:text-style-name="P3" draw:layer="layout" svg:x1="5.975cm" svg:y1="6.549cm" svg:x2="5.708cm" svg:y2="4.544cm">
          <text:p/>
        </draw:line>
        <draw:frame draw:style-name="gr1" draw:text-style-name="P4" draw:layer="layout" svg:width="0.769cm" svg:height="0.758cm" svg:x="5.348cm" svg:y="5.658cm">
          <draw:text-box>
            <text:p text:style-name="P3"><text:span text:style-name="T2">1</text:span></text:p>
          </draw:text-box>
        </draw:frame>
        <draw:frame draw:style-name="gr1" draw:text-style-name="P4" draw:layer="layout" svg:width="0.769cm" svg:height="0.758cm" svg:x="6.977cm" svg:y="5.842cm">
          <draw:text-box>
            <text:p text:style-name="P3"><text:span text:style-name="T2">2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4.9cm" fo:page-height="13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artur </meta:initial-creator>
    <meta:creation-date>2010-11-30T00:37:34</meta:creation-date>
    <dc:date>2011-02-20T05:11:53</dc:date>
    <dc:creator>artur </dc:creator>
    <meta:editing-duration>PT18H11M02S</meta:editing-duration>
    <meta:editing-cycles>53</meta:editing-cycles>
    <meta:generator>OpenOffice.org/3.2$Linux OpenOffice.org_project/320m19$Build-9505</meta:generator>
    <meta:printed-by>artur </meta:printed-by>
    <meta:print-date>2011-02-09T05:06:39</meta:print-date>
    <meta:document-statistic meta:object-count="65"/>
  </office:meta>
</office:document-meta>
</file>